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90000022AC4A1ABA7963601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9ed9" officeooo:paragraph-rsid="00165f8f"/>
    </style:style>
    <style:style style:name="P2" style:family="paragraph" style:parent-style-name="Standard" style:list-style-name="L1">
      <style:text-properties style:font-name="Calibri" fo:font-size="11pt" officeooo:rsid="00149ed9" officeooo:paragraph-rsid="00165f8f"/>
    </style:style>
    <style:style style:name="T1" style:family="text">
      <style:text-properties officeooo:rsid="00165f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98167510161533170" text:style-name="L1">
        <text:list-header>
          <text:p text:style-name="P1"><draw:frame draw:style-name="fr1" draw:name="Figura1" text:anchor-type="paragraph" svg:x="-0.667cm" svg:y="0cm" svg:width="26.097cm" svg:height="16.26cm" draw:z-index="0"><draw:image xlink:href="Pictures/10000000000003790000022AC4A1ABA79636012B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3S</meta:editing-duration>
    <meta:editing-cycles>6</meta:editing-cycles>
    <meta:generator>LibreOffice/5.2.3.3$Windows_x86 LibreOffice_project/d54a8868f08a7b39642414cf2c8ef2f228f780cf</meta:generator>
    <dc:date>2017-05-09T21:21:14.292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